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ae377" officeooo:paragraph-rsid="001ae3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4PhysicsVector</text:p>
      <text:p text:style-name="P1"/>
      <text:p text:style-name="P1">contians the cross-section data and the methods to set and get 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sley Ford</meta:initial-creator>
    <meta:creation-date>2014-08-07T14:31:02.215686838</meta:creation-date>
    <dc:date>2014-08-07T14:32:28.922530640</dc:date>
    <dc:creator>Wesley Ford</dc:creator>
    <meta:editing-duration>P0D</meta:editing-duration>
    <meta:editing-cycles>1</meta:editing-cycles>
    <meta:document-statistic meta:table-count="0" meta:image-count="0" meta:object-count="0" meta:page-count="1" meta:paragraph-count="2" meta:word-count="13" meta:character-count="80" meta:non-whitespace-character-count="69"/>
    <meta:generator>LibreOffice/4.2.5.2$Linux_X86_64 LibreOffice_project/420$Build-2</meta:generator>
  </office:meta>
</office:document-meta>
</file>